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Times New Roman&quot;" svg:font-family="&quot;&quot;Times New Roman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E5656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&quot;Times New Roman&quot;" style:font-name-asian="&quot;Times New Roman&quot;" style:font-name-complex="&quot;Times New Roman&quot;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automatic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&quot;Times New Roman&quot;" style:font-name-asian="&quot;Times New Roman&quot;" style:font-name-complex="&quot;Times New Roman&quot;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middle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&quot;Times New Roman&quot;" style:font-name-asian="&quot;Times New Roman&quot;" style:font-name-complex="&quot;Times New Roman&quot;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3E5656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3E5656" fo:font-size="9pt" style:font-size-asian="9pt" style:font-size-complex="9pt"/>
    </style:style>
    <style:style style:name="ce16" style:family="table-cell" style:parent-style-name="Default" style:data-style-name="N0">
      <style:table-cell-properties style:vertical-align="automatic" fo:background-color="#F5F5F5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5F5F5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5F5F5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5.82083333333333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ágina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1014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7" table:number-rows-spanned="1" table:style-name="ce19">
            <text:p>CONVENÇÕES GEOLÓGICAS E GEOFÍSICAS PARA REPRESENTAÇÃO EM MAPAS GEOLÓGICOS</text:p>
          </table:table-cell>
          <table:covered-table-cell table:number-columns-repeated="6"/>
          <table:table-cell table:number-columns-repeated="3" table:style-name="ce2"/>
          <table:table-cell table:number-columns-repeated="16374"/>
        </table:table-row>
        <table:table-row table:style-name="ro1">
          <table:table-cell office:value-type="string" table:style-name="ce3">
            <text:p>BYTECODE DECIMAL</text:p>
          </table:table-cell>
          <table:table-cell office:value-type="string" table:style-name="ce3">
            <text:p>UNICODE (nome arquivo SVG)</text:p>
          </table:table-cell>
          <table:table-cell office:value-type="string" table:style-name="ce4">
            <text:p>SYMBOL SELECTOR</text:p>
            <text:p>(size)</text:p>
          </table:table-cell>
          <table:table-cell office:value-type="string" table:style-name="ce5">
            <text:p>TAMANHO</text:p>
            <text:p>(mm)</text:p>
          </table:table-cell>
          <table:table-cell office:value-type="string" table:style-name="ce5">
            <text:p>COR</text:p>
          </table:table-cell>
          <table:table-cell office:value-type="string" table:style-name="ce5">
            <text:p>DESCRIÇÃO DO SÍMBOLO</text:p>
          </table:table-cell>
          <table:table-cell office:value-type="string" table:style-name="ce5">
            <text:p>NOME ARQUIVO OTF</text:p>
          </table:table-cell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string" office:string-value="U0021" table:formula="of:=COM.MICROSOFT.CONCAT(&quot;U00&quot;;DEC2HEX([.A3]))" table:style-name="ce8">
            <text:p>U0021</text:p>
          </table:table-cell>
          <table:table-cell table:style-name="ce7"/>
          <table:table-cell office:value-type="string" table:style-name="ce7">
            <text:p>0,25 (traço)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Banda de cisalhamento transcorrente dextral (feição linear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string" office:string-value="U0022" table:formula="of:=COM.MICROSOFT.CONCAT(&quot;U00&quot;;DEC2HEX([.A4]))" table:style-name="ce8">
            <text:p>U0022</text:p>
          </table:table-cell>
          <table:table-cell table:style-name="ce7"/>
          <table:table-cell office:value-type="string" table:style-name="ce7">
            <text:p>0,25 (traço)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Banda de cisalhamento transcorrente sinistral (feição linear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string" office:string-value="U0023" table:formula="of:=COM.MICROSOFT.CONCAT(&quot;U00&quot;;DEC2HEX([.A5]))" table:style-name="ce8">
            <text:p>U0023</text:p>
          </table:table-cell>
          <table:table-cell table:style-name="ce7"/>
          <table:table-cell office:value-type="string" table:style-name="ce7">
            <text:p>0,25 (traço)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Banda de cisalhamento transcorrente dextral (feição linear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36" table:style-name="ce7">
            <text:p>36</text:p>
          </table:table-cell>
          <table:table-cell office:value-type="string" office:string-value="U0024" table:formula="of:=COM.MICROSOFT.CONCAT(&quot;U00&quot;;DEC2HEX([.A6]))" table:style-name="ce8">
            <text:p>U0024</text:p>
          </table:table-cell>
          <table:table-cell table:style-name="ce7"/>
          <table:table-cell office:value-type="string" table:style-name="ce7">
            <text:p>0,25 (traço)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Banda de cisalhamento transcorrente sinistral (feição linear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string" office:string-value="U0025" table:formula="of:=COM.MICROSOFT.CONCAT(&quot;U00&quot;;DEC2HEX([.A7]))" table:style-name="ce8">
            <text:p>U0025</text:p>
          </table:table-cell>
          <table:table-cell table:style-name="ce7"/>
          <table:table-cell office:value-type="string" table:style-name="ce7">
            <text:p>0,25 (traço)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Banda de cisalhamento (feição linear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05" table:style-name="ce7">
            <text:p>205</text:p>
          </table:table-cell>
          <table:table-cell office:value-type="string" office:string-value="U00CD" table:formula="of:=COM.MICROSOFT.CONCAT(&quot;U00&quot;;DEC2HEX([.A8]))" table:style-name="ce8">
            <text:p>U00CD</text:p>
          </table:table-cell>
          <table:table-cell office:value-type="float" office:value="17.010000000000002" table:style-name="ce7">
            <text:p>17,01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Acamadament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3" table:style-name="ce7">
            <text:p>73</text:p>
          </table:table-cell>
          <table:table-cell office:value-type="string" office:string-value="U0049" table:formula="of:=COM.MICROSOFT.CONCAT(&quot;U00&quot;;DEC2HEX([.A9]))" table:style-name="ce8">
            <text:p>U0049</text:p>
          </table:table-cell>
          <table:table-cell office:value-type="float" office:value="17.010000000000002" table:style-name="ce7">
            <text:p>17,01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Acamadamento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7" table:style-name="ce7">
            <text:p>67</text:p>
          </table:table-cell>
          <table:table-cell office:value-type="string" office:string-value="U0043" table:formula="of:=COM.MICROSOFT.CONCAT(&quot;U00&quot;;DEC2HEX([.A10]))" table:style-name="ce8">
            <text:p>U0043</text:p>
          </table:table-cell>
          <table:table-cell office:value-type="float" office:value="17.010000000000002" table:style-name="ce7">
            <text:p>17,01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Acamadamento ígne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2" table:style-name="ce7">
            <text:p>72</text:p>
          </table:table-cell>
          <table:table-cell office:value-type="string" office:string-value="U0048" table:formula="of:=COM.MICROSOFT.CONCAT(&quot;U00&quot;;DEC2HEX([.A11]))" table:style-name="ce8">
            <text:p>U0048</text:p>
          </table:table-cell>
          <table:table-cell office:value-type="float" office:value="14.17" table:style-name="ce7">
            <text:p>14,17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PRETO 100%</text:p>
          </table:table-cell>
          <table:table-cell office:value-type="string" table:style-name="ce7">
            <text:p>Acamadamento ígneo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4" table:style-name="ce7">
            <text:p>74</text:p>
          </table:table-cell>
          <table:table-cell office:value-type="string" office:string-value="U004A" table:formula="of:=COM.MICROSOFT.CONCAT(&quot;U00&quot;;DEC2HEX([.A12]))" table:style-name="ce8">
            <text:p>U004A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Acamadamento ígneo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4" table:style-name="ce7">
            <text:p>84</text:p>
          </table:table-cell>
          <table:table-cell office:value-type="string" office:string-value="U0054" table:formula="of:=COM.MICROSOFT.CONCAT(&quot;U00&quot;;DEC2HEX([.A13]))" table:style-name="ce8">
            <text:p>U0054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Acamadamento invertid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5" table:style-name="ce7">
            <text:p>85</text:p>
          </table:table-cell>
          <table:table-cell office:value-type="string" office:string-value="U0055" table:formula="of:=COM.MICROSOFT.CONCAT(&quot;U00&quot;;DEC2HEX([.A14]))" table:style-name="ce8">
            <text:p>U005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Acamadamento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16" table:style-name="ce7">
            <text:p>116</text:p>
          </table:table-cell>
          <table:table-cell office:value-type="string" office:string-value="U0074" table:formula="of:=COM.MICROSOFT.CONCAT(&quot;U00&quot;;DEC2HEX([.A15]))" table:style-name="ce8">
            <text:p>U0074</text:p>
          </table:table-cell>
          <table:table-cell office:value-type="float" office:value="22.68" table:style-name="ce10">
            <text:p>22,68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Acamadamento vulcanoclástic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14" table:style-name="ce7">
            <text:p>114</text:p>
          </table:table-cell>
          <table:table-cell office:value-type="string" office:string-value="U0072" table:formula="of:=COM.MICROSOFT.CONCAT(&quot;U00&quot;;DEC2HEX([.A16]))" table:style-name="ce8">
            <text:p>U0072</text:p>
          </table:table-cell>
          <table:table-cell office:value-type="float" office:value="18" table:style-name="ce10">
            <text:p>18</text:p>
          </table:table-cell>
          <table:table-cell office:value-type="float" office:value="6.35" table:style-name="ce10">
            <text:p>6,3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Acamadamento vulcanoclástico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49" table:style-name="ce7">
            <text:p>249</text:p>
          </table:table-cell>
          <table:table-cell office:value-type="string" office:string-value="U00F9" table:formula="of:=COM.MICROSOFT.CONCAT(&quot;U00&quot;;DEC2HEX([.A17]))" table:style-name="ce8">
            <text:p>U00F9</text:p>
          </table:table-cell>
          <table:table-cell office:value-type="float" office:value="16" table:style-name="ce10">
            <text:p>16</text:p>
          </table:table-cell>
          <table:table-cell office:value-type="float" office:value="5.64" table:style-name="ce10">
            <text:p>5,64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Acamadamento vulcanoclástico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58" table:style-name="ce7">
            <text:p>58</text:p>
          </table:table-cell>
          <table:table-cell office:value-type="string" office:string-value="U003A" table:formula="of:=COM.MICROSOFT.CONCAT(&quot;U00&quot;;DEC2HEX([.A18]))" table:style-name="ce8">
            <text:p>U003A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Acumulação de cristai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string" office:string-value="U003D" table:formula="of:=COM.MICROSOFT.CONCAT(&quot;U00&quot;;DEC2HEX([.A19]))" table:style-name="ce8">
            <text:p>U003D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Bandamento gnáissic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2" table:style-name="ce7">
            <text:p>72</text:p>
          </table:table-cell>
          <table:table-cell office:value-type="string" office:string-value="U0048" table:formula="of:=COM.MICROSOFT.CONCAT(&quot;U00&quot;;DEC2HEX([.A20]))" table:style-name="ce8">
            <text:p>U0048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Bandamento gnáissico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4" table:style-name="ce7">
            <text:p>64</text:p>
          </table:table-cell>
          <table:table-cell office:value-type="string" office:string-value="U0040" table:formula="of:=COM.MICROSOFT.CONCAT(&quot;U00&quot;;DEC2HEX([.A21]))" table:style-name="ce8">
            <text:p>U0040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Bandamento gnáissico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string" office:string-value="U003C" table:formula="of:=COM.MICROSOFT.CONCAT(&quot;U00&quot;;DEC2HEX([.A22]))" table:style-name="ce8">
            <text:p>U003C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Bandamento milonític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3" table:style-name="ce7">
            <text:p>63</text:p>
          </table:table-cell>
          <table:table-cell office:value-type="string" office:string-value="U003F" table:formula="of:=COM.MICROSOFT.CONCAT(&quot;U00&quot;;DEC2HEX([.A23]))" table:style-name="ce8">
            <text:p>U003F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Bandamento milonítico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string" office:string-value="U003E" table:formula="of:=COM.MICROSOFT.CONCAT(&quot;U00&quot;;DEC2HEX([.A24]))" table:style-name="ce8">
            <text:p>U003E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Bandamento milonítico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string" office:string-value="U002D" table:formula="of:=COM.MICROSOFT.CONCAT(&quot;U00&quot;;DEC2HEX([.A25]))" table:style-name="ce8">
            <text:p>U002D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Brecha de falh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44" table:style-name="ce7">
            <text:p>44</text:p>
          </table:table-cell>
          <table:table-cell office:value-type="string" office:string-value="U002C" table:formula="of:=COM.MICROSOFT.CONCAT(&quot;U00&quot;;DEC2HEX([.A26]))" table:style-name="ce8">
            <text:p>U002C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Brecha hitroterm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56" table:style-name="ce7">
            <text:p>56</text:p>
          </table:table-cell>
          <table:table-cell office:value-type="string" office:string-value="U0038" table:formula="of:=COM.MICROSOFT.CONCAT(&quot;U00&quot;;DEC2HEX([.A27]))" table:style-name="ce8">
            <text:p>U0038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avalgamento tipo duplex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93" table:style-name="ce7">
            <text:p>193</text:p>
          </table:table-cell>
          <table:table-cell office:value-type="string" office:string-value="U00C1" table:formula="of:=COM.MICROSOFT.CONCAT(&quot;U00&quot;;DEC2HEX([.A28]))" table:style-name="ce8">
            <text:p>U00C1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avalgamento tipo leques imbricado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0" table:style-name="ce7">
            <text:p>90</text:p>
          </table:table-cell>
          <table:table-cell office:value-type="string" office:string-value="U005A" table:formula="of:=COM.MICROSOFT.CONCAT(&quot;U00&quot;;DEC2HEX([.A29]))" table:style-name="ce8">
            <text:p>U005A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avalgamento tipo pilha antiform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1" table:style-name="ce7">
            <text:p>91</text:p>
          </table:table-cell>
          <table:table-cell office:value-type="string" office:string-value="U005B" table:formula="of:=COM.MICROSOFT.CONCAT(&quot;U00&quot;;DEC2HEX([.A30]))" table:style-name="ce8">
            <text:p>U005B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avalgamentos divergentes tipo pop up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89" table:style-name="ce7">
            <text:p>189</text:p>
          </table:table-cell>
          <table:table-cell office:value-type="string" office:string-value="U00BD" table:formula="of:=COM.MICROSOFT.CONCAT(&quot;U00&quot;;DEC2HEX([.A31]))" table:style-name="ce8">
            <text:p>U00BD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avalgamentos tipo zona triangular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8" table:style-name="ce7">
            <text:p>88</text:p>
          </table:table-cell>
          <table:table-cell office:value-type="string" office:string-value="U0058" table:formula="of:=COM.MICROSOFT.CONCAT(&quot;U00&quot;;DEC2HEX([.A32]))" table:style-name="ce8">
            <text:p>U0058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8" table:style-name="ce7">
            <text:p>88</text:p>
          </table:table-cell>
          <table:table-cell office:value-type="string" office:string-value="U0058" table:formula="of:=COM.MICROSOFT.CONCAT(&quot;U00&quot;;DEC2HEX([.A33]))" table:style-name="ce8">
            <text:p>U0058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 ardosian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9" table:style-name="ce7">
            <text:p>89</text:p>
          </table:table-cell>
          <table:table-cell office:value-type="string" office:string-value="U0059" table:formula="of:=COM.MICROSOFT.CONCAT(&quot;U00&quot;;DEC2HEX([.A34]))" table:style-name="ce8">
            <text:p>U0059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 ardosiana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7" table:style-name="ce7">
            <text:p>87</text:p>
          </table:table-cell>
          <table:table-cell office:value-type="string" office:string-value="U0057" table:formula="of:=COM.MICROSOFT.CONCAT(&quot;U00&quot;;DEC2HEX([.A35]))" table:style-name="ce8">
            <text:p>U0057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 ardosiana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8" table:style-name="ce7">
            <text:p>88</text:p>
          </table:table-cell>
          <table:table-cell office:value-type="string" office:string-value="U0058" table:formula="of:=COM.MICROSOFT.CONCAT(&quot;U00&quot;;DEC2HEX([.A36]))" table:style-name="ce8">
            <text:p>U0058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 de crenulaçã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9" table:style-name="ce7">
            <text:p>89</text:p>
          </table:table-cell>
          <table:table-cell office:value-type="string" office:string-value="U0059" table:formula="of:=COM.MICROSOFT.CONCAT(&quot;U00&quot;;DEC2HEX([.A37]))" table:style-name="ce8">
            <text:p>U0059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 de crenulação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7" table:style-name="ce7">
            <text:p>87</text:p>
          </table:table-cell>
          <table:table-cell office:value-type="string" office:string-value="U0057" table:formula="of:=COM.MICROSOFT.CONCAT(&quot;U00&quot;;DEC2HEX([.A38]))" table:style-name="ce8">
            <text:p>U0057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 de crenulação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8" table:style-name="ce7">
            <text:p>88</text:p>
          </table:table-cell>
          <table:table-cell office:value-type="string" office:string-value="U0058" table:formula="of:=COM.MICROSOFT.CONCAT(&quot;U00&quot;;DEC2HEX([.A39]))" table:style-name="ce8">
            <text:p>U0058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 de fratur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9" table:style-name="ce7">
            <text:p>89</text:p>
          </table:table-cell>
          <table:table-cell office:value-type="string" office:string-value="U0059" table:formula="of:=COM.MICROSOFT.CONCAT(&quot;U00&quot;;DEC2HEX([.A40]))" table:style-name="ce8">
            <text:p>U0059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 de fratura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7" table:style-name="ce7">
            <text:p>87</text:p>
          </table:table-cell>
          <table:table-cell office:value-type="string" office:string-value="U0057" table:formula="of:=COM.MICROSOFT.CONCAT(&quot;U00&quot;;DEC2HEX([.A41]))" table:style-name="ce8">
            <text:p>U0057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 de fratura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06" table:style-name="ce7">
            <text:p>206</text:p>
          </table:table-cell>
          <table:table-cell office:value-type="string" office:string-value="U00CE" table:formula="of:=COM.MICROSOFT.CONCAT(&quot;U00&quot;;DEC2HEX([.A42]))" table:style-name="ce8">
            <text:p>U00CE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 de solução por pressã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9" table:style-name="ce7">
            <text:p>89</text:p>
          </table:table-cell>
          <table:table-cell office:value-type="string" office:string-value="U0059" table:formula="of:=COM.MICROSOFT.CONCAT(&quot;U00&quot;;DEC2HEX([.A43]))" table:style-name="ce8">
            <text:p>U0059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7" table:style-name="ce7">
            <text:p>87</text:p>
          </table:table-cell>
          <table:table-cell office:value-type="string" office:string-value="U0057" table:formula="of:=COM.MICROSOFT.CONCAT(&quot;U00&quot;;DEC2HEX([.A44]))" table:style-name="ce8">
            <text:p>U0057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livagem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52" table:style-name="ce7">
            <text:p>52</text:p>
          </table:table-cell>
          <table:table-cell office:value-type="string" office:string-value="U0034" table:formula="of:=COM.MICROSOFT.CONCAT(&quot;U00&quot;;DEC2HEX([.A45]))" table:style-name="ce8">
            <text:p>U0034</text:p>
          </table:table-cell>
          <table:table-cell office:value-type="float" office:value="11.34" table:style-name="ce10">
            <text:p>11,3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Corpos intrusivos fora de escala: kimberlitos, carbonatito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46" table:style-name="ce7">
            <text:p>246</text:p>
          </table:table-cell>
          <table:table-cell office:value-type="string" office:string-value="U00F6" table:formula="of:=COM.MICROSOFT.CONCAT(&quot;U00&quot;;DEC2HEX([.A46]))" table:style-name="ce8">
            <text:p>U00F6</text:p>
          </table:table-cell>
          <table:table-cell office:value-type="float" office:value="8.5" table:style-name="ce10">
            <text:p>8,5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epósito miner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50" table:style-name="ce7">
            <text:p>250</text:p>
          </table:table-cell>
          <table:table-cell office:value-type="string" office:string-value="U00FA" table:formula="of:=COM.MICROSOFT.CONCAT(&quot;U00&quot;;DEC2HEX([.A47]))" table:style-name="ce8">
            <text:p>U00FA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48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aberta (120° a 70°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49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apertada (30° a 0°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2" table:style-name="ce7">
            <text:p>102</text:p>
          </table:table-cell>
          <table:table-cell office:value-type="string" office:string-value="U0066" table:formula="of:=COM.MICROSOFT.CONCAT(&quot;U00&quot;;DEC2HEX([.A50]))" table:style-name="ce8">
            <text:p>U0066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assimétric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85" table:style-name="ce7">
            <text:p>185</text:p>
          </table:table-cell>
          <table:table-cell office:value-type="string" office:string-value="U00B9" table:formula="of:=COM.MICROSOFT.CONCAT(&quot;U00&quot;;DEC2HEX([.A51]))" table:style-name="ce8">
            <text:p>U00B9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de arrast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52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desarmônic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53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em leque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54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fechada (70° a 30°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55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inclinad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56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intrafoli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57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isoclinal (0°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58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norm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59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paralel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78" table:style-name="ce7">
            <text:p>178</text:p>
          </table:table-cell>
          <table:table-cell office:value-type="string" office:string-value="U00B2" table:formula="of:=COM.MICROSOFT.CONCAT(&quot;U00&quot;;DEC2HEX([.A60]))" table:style-name="ce8">
            <text:p>U00B2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parasitica tipo Z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string" office:string-value="U0026" table:formula="of:=COM.MICROSOFT.CONCAT(&quot;U00&quot;;DEC2HEX([.A61]))" table:style-name="ce8">
            <text:p>U0026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parasítica tipo M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string" office:string-value="U0027" table:formula="of:=COM.MICROSOFT.CONCAT(&quot;U00&quot;;DEC2HEX([.A62]))" table:style-name="ce8">
            <text:p>U0027</text:p>
          </table:table-cell>
          <table:table-cell office:value-type="float" office:value="19.84" table:style-name="ce10">
            <text:p>19,84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parasítica tipo 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63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ptigmátic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66" table:style-name="ce7">
            <text:p>166</text:p>
          </table:table-cell>
          <table:table-cell office:value-type="string" office:string-value="U00A6" table:formula="of:=COM.MICROSOFT.CONCAT(&quot;U00&quot;;DEC2HEX([.A64]))" table:style-name="ce8">
            <text:p>U00A6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reclinad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14" table:style-name="ce7">
            <text:p>214</text:p>
          </table:table-cell>
          <table:table-cell office:value-type="string" office:string-value="U00D6" table:formula="of:=COM.MICROSOFT.CONCAT(&quot;U00&quot;;DEC2HEX([.A65]))" table:style-name="ce8">
            <text:p>U00D6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recumbente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66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sem raiz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67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similar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68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simétric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69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suave (ângulo interlimbos: 180° a 120°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string" office:string-value="U0029" table:formula="of:=COM.MICROSOFT.CONCAT(&quot;U00&quot;;DEC2HEX([.A70]))" table:style-name="ce8">
            <text:p>U0029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tipo bainh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3" table:style-name="ce7">
            <text:p>103</text:p>
          </table:table-cell>
          <table:table-cell office:value-type="string" office:string-value="U0067" table:formula="of:=COM.MICROSOFT.CONCAT(&quot;U00&quot;;DEC2HEX([.A71]))" table:style-name="ce8">
            <text:p>U0067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tipo caix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4" table:style-name="ce7">
            <text:p>104</text:p>
          </table:table-cell>
          <table:table-cell office:value-type="string" office:string-value="U0068" table:formula="of:=COM.MICROSOFT.CONCAT(&quot;U00&quot;;DEC2HEX([.A72]))" table:style-name="ce8">
            <text:p>U0068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tipo chevron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79" table:style-name="ce7">
            <text:p>179</text:p>
          </table:table-cell>
          <table:table-cell office:value-type="string" office:string-value="U00B3" table:formula="of:=COM.MICROSOFT.CONCAT(&quot;U00&quot;;DEC2HEX([.A73]))" table:style-name="ce8">
            <text:p>U00B3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tipo kink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string" office:string-value="U0065" table:formula="of:=COM.MICROSOFT.CONCAT(&quot;U00&quot;;DEC2HEX([.A74]))" table:style-name="ce8">
            <text:p>U006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tipo rollover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67" table:style-name="ce7">
            <text:p>167</text:p>
          </table:table-cell>
          <table:table-cell office:value-type="string" office:string-value="U00A7" table:formula="of:=COM.MICROSOFT.CONCAT(&quot;U00&quot;;DEC2HEX([.A75]))" table:style-name="ce8">
            <text:p>U00A7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Dobra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string" office:string-value="U0031" table:formula="of:=COM.MICROSOFT.CONCAT(&quot;U00&quot;;DEC2HEX([.A76]))" table:style-name="ce8">
            <text:p>U0031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Eixo de boundin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string" office:string-value="U0031" table:formula="of:=COM.MICROSOFT.CONCAT(&quot;U00&quot;;DEC2HEX([.A77]))" table:style-name="ce8">
            <text:p>U0031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Eixo de lápi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string" office:string-value="U0031" table:formula="of:=COM.MICROSOFT.CONCAT(&quot;U00&quot;;DEC2HEX([.A78]))" table:style-name="ce8">
            <text:p>U0031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Eixo de mullion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string" office:string-value="U0031" table:formula="of:=COM.MICROSOFT.CONCAT(&quot;U00&quot;;DEC2HEX([.A79]))" table:style-name="ce8">
            <text:p>U0031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Eixo de rod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5" table:style-name="ce7">
            <text:p>105</text:p>
          </table:table-cell>
          <table:table-cell office:value-type="string" office:string-value="U0069" table:formula="of:=COM.MICROSOFT.CONCAT(&quot;U00&quot;;DEC2HEX([.A80]))" table:style-name="ce8">
            <text:p>U0069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Entelhamentos de cristai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80" table:style-name="ce7">
            <text:p>180</text:p>
          </table:table-cell>
          <table:table-cell office:value-type="string" office:string-value="U00B4" table:formula="of:=COM.MICROSOFT.CONCAT(&quot;U00&quot;;DEC2HEX([.A81]))" table:style-name="ce8">
            <text:p>U00B4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Estrias de deslizamento flexural em dobra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47" table:style-name="ce7">
            <text:p>247</text:p>
          </table:table-cell>
          <table:table-cell office:value-type="string" office:string-value="U00F7" table:formula="of:=COM.MICROSOFT.CONCAT(&quot;U00&quot;;DEC2HEX([.A82]))" table:style-name="ce8">
            <text:p>U00F7</text:p>
          </table:table-cell>
          <table:table-cell office:value-type="float" office:value="22.68" table:style-name="ce10">
            <text:p>22,68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Estrias de falha (slinckenlines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81" table:style-name="ce7">
            <text:p>181</text:p>
          </table:table-cell>
          <table:table-cell office:value-type="string" office:string-value="U00B5" table:formula="of:=COM.MICROSOFT.CONCAT(&quot;U00&quot;;DEC2HEX([.A83]))" table:style-name="ce8">
            <text:p>U00B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Estrias glaciai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7" table:style-name="ce7">
            <text:p>107</text:p>
          </table:table-cell>
          <table:table-cell office:value-type="string" office:string-value="U006B" table:formula="of:=COM.MICROSOFT.CONCAT(&quot;U00&quot;;DEC2HEX([.A84]))" table:style-name="ce8">
            <text:p>U006B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lor negativ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8" table:style-name="ce7">
            <text:p>108</text:p>
          </table:table-cell>
          <table:table-cell office:value-type="string" office:string-value="U006C" table:formula="of:=COM.MICROSOFT.CONCAT(&quot;U00&quot;;DEC2HEX([.A85]))" table:style-name="ce8">
            <text:p>U006C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lor positiv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string" office:string-value="U003D" table:formula="of:=COM.MICROSOFT.CONCAT(&quot;U00&quot;;DEC2HEX([.A86]))" table:style-name="ce8">
            <text:p>U003D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8" table:style-name="ce7">
            <text:p>68</text:p>
          </table:table-cell>
          <table:table-cell office:value-type="string" office:string-value="U0044" table:formula="of:=COM.MICROSOFT.CONCAT(&quot;U00&quot;;DEC2HEX([.A87]))" table:style-name="ce8">
            <text:p>U0044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 de borda de intrusão (ortognaissificação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string" office:string-value="U003E" table:formula="of:=COM.MICROSOFT.CONCAT(&quot;U00&quot;;DEC2HEX([.A88]))" table:style-name="ce8">
            <text:p>U003E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 de transposiçã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3" table:style-name="ce7">
            <text:p>63</text:p>
          </table:table-cell>
          <table:table-cell office:value-type="string" office:string-value="U003F" table:formula="of:=COM.MICROSOFT.CONCAT(&quot;U00&quot;;DEC2HEX([.A89]))" table:style-name="ce8">
            <text:p>U003F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 de transposição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string" office:string-value="U003E" table:formula="of:=COM.MICROSOFT.CONCAT(&quot;U00&quot;;DEC2HEX([.A90]))" table:style-name="ce8">
            <text:p>U003E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 de transposição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2" table:style-name="ce7">
            <text:p>72</text:p>
          </table:table-cell>
          <table:table-cell office:value-type="string" office:string-value="U0048" table:formula="of:=COM.MICROSOFT.CONCAT(&quot;U00&quot;;DEC2HEX([.A91]))" table:style-name="ce8">
            <text:p>U0048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string" office:string-value="U003C" table:formula="of:=COM.MICROSOFT.CONCAT(&quot;U00&quot;;DEC2HEX([.A92]))" table:style-name="ce8">
            <text:p>U003C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 milonític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3" table:style-name="ce7">
            <text:p>63</text:p>
          </table:table-cell>
          <table:table-cell office:value-type="string" office:string-value="U003F" table:formula="of:=COM.MICROSOFT.CONCAT(&quot;U00&quot;;DEC2HEX([.A93]))" table:style-name="ce8">
            <text:p>U003F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 milonítica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string" office:string-value="U003E" table:formula="of:=COM.MICROSOFT.CONCAT(&quot;U00&quot;;DEC2HEX([.A94]))" table:style-name="ce8">
            <text:p>U003E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 milonítica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string" office:string-value="U003C" table:formula="of:=COM.MICROSOFT.CONCAT(&quot;U00&quot;;DEC2HEX([.A95]))" table:style-name="ce8">
            <text:p>U003C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 tipo C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string" office:string-value="U003D" table:formula="of:=COM.MICROSOFT.CONCAT(&quot;U00&quot;;DEC2HEX([.A96]))" table:style-name="ce8">
            <text:p>U003D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 tipo C'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string" office:string-value="U003D" table:formula="of:=COM.MICROSOFT.CONCAT(&quot;U00&quot;;DEC2HEX([.A97]))" table:style-name="ce8">
            <text:p>U003D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 tipo 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4" table:style-name="ce7">
            <text:p>64</text:p>
          </table:table-cell>
          <table:table-cell office:value-type="string" office:string-value="U0040" table:formula="of:=COM.MICROSOFT.CONCAT(&quot;U00&quot;;DEC2HEX([.A98]))" table:style-name="ce8">
            <text:p>U0040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oliação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string" office:string-value="U0060" table:formula="of:=COM.MICROSOFT.CONCAT(&quot;U00&quot;;DEC2HEX([.A99]))" table:style-name="ce8">
            <text:p>U0060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ratur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string" office:string-value="U0060" table:formula="of:=COM.MICROSOFT.CONCAT(&quot;U00&quot;;DEC2HEX([.A100]))" table:style-name="ce8">
            <text:p>U0060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ratura de cisalhamento P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string" office:string-value="U0060" table:formula="of:=COM.MICROSOFT.CONCAT(&quot;U00&quot;;DEC2HEX([.A101]))" table:style-name="ce8">
            <text:p>U0060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ratura de cisalhamento R (Riedel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string" office:string-value="U0060" table:formula="of:=COM.MICROSOFT.CONCAT(&quot;U00&quot;;DEC2HEX([.A102]))" table:style-name="ce8">
            <text:p>U0060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ratura de cisalhamento R' (anti-Riedel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string" office:string-value="U0060" table:formula="of:=COM.MICROSOFT.CONCAT(&quot;U00&quot;;DEC2HEX([.A103]))" table:style-name="ce8">
            <text:p>U0060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ratura de cisalhamento X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string" office:string-value="U0060" table:formula="of:=COM.MICROSOFT.CONCAT(&quot;U00&quot;;DEC2HEX([.A104]))" table:style-name="ce8">
            <text:p>U0060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ratura de cisalhamento Y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0" table:style-name="ce7">
            <text:p>70</text:p>
          </table:table-cell>
          <table:table-cell office:value-type="string" office:string-value="U0046" table:formula="of:=COM.MICROSOFT.CONCAT(&quot;U00&quot;;DEC2HEX([.A105]))" table:style-name="ce8">
            <text:p>U0046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ratura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51" table:style-name="ce7">
            <text:p>251</text:p>
          </table:table-cell>
          <table:table-cell office:value-type="string" office:string-value="U00FB" table:formula="of:=COM.MICROSOFT.CONCAT(&quot;U00&quot;;DEC2HEX([.A106]))" table:style-name="ce8">
            <text:p>U00FB</text:p>
          </table:table-cell>
          <table:table-cell office:value-type="float" office:value="22.68" table:style-name="ce10">
            <text:p>22,68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Fratura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52" table:style-name="ce7">
            <text:p>252</text:p>
          </table:table-cell>
          <table:table-cell office:value-type="string" office:string-value="U00FC" table:formula="of:=COM.MICROSOFT.CONCAT(&quot;U00&quot;;DEC2HEX([.A107]))" table:style-name="ce8">
            <text:p>U00FC</text:p>
          </table:table-cell>
          <table:table-cell office:value-type="float" office:value="19.84" table:style-name="ce10">
            <text:p>19,84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Garimpo em atividade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53" table:style-name="ce7">
            <text:p>253</text:p>
          </table:table-cell>
          <table:table-cell office:value-type="string" office:string-value="U00FD" table:formula="of:=COM.MICROSOFT.CONCAT(&quot;U00&quot;;DEC2HEX([.A108]))" table:style-name="ce8">
            <text:p>U00FD</text:p>
          </table:table-cell>
          <table:table-cell office:value-type="float" office:value="19.84" table:style-name="ce10">
            <text:p>19,84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Garimpo paralisad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82" table:style-name="ce7">
            <text:p>182</text:p>
          </table:table-cell>
          <table:table-cell office:value-type="string" office:string-value="U00B6" table:formula="of:=COM.MICROSOFT.CONCAT(&quot;U00&quot;;DEC2HEX([.A109]))" table:style-name="ce8">
            <text:p>U00B6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Gouge de falh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string" office:string-value="U0060" table:formula="of:=COM.MICROSOFT.CONCAT(&quot;U00&quot;;DEC2HEX([.A110]))" table:style-name="ce8">
            <text:p>U0060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57" table:style-name="ce7">
            <text:p>57</text:p>
          </table:table-cell>
          <table:table-cell office:value-type="string" office:string-value="U0039" table:formula="of:=COM.MICROSOFT.CONCAT(&quot;U00&quot;;DEC2HEX([.A111]))" table:style-name="ce8">
            <text:p>U0039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 com superfície plumos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5" table:style-name="ce7">
            <text:p>95</text:p>
          </table:table-cell>
          <table:table-cell office:value-type="string" office:string-value="U005F" table:formula="of:=COM.MICROSOFT.CONCAT(&quot;U00&quot;;DEC2HEX([.A112]))" table:style-name="ce8">
            <text:p>U005F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 de alívio de carg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string" office:string-value="U0060" table:formula="of:=COM.MICROSOFT.CONCAT(&quot;U00&quot;;DEC2HEX([.A113]))" table:style-name="ce8">
            <text:p>U0060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 de cisalhament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9" table:style-name="ce7">
            <text:p>109</text:p>
          </table:table-cell>
          <table:table-cell office:value-type="string" office:string-value="U006D" table:formula="of:=COM.MICROSOFT.CONCAT(&quot;U00&quot;;DEC2HEX([.A114]))" table:style-name="ce8">
            <text:p>U006D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 estiollític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3" table:style-name="ce7">
            <text:p>93</text:p>
          </table:table-cell>
          <table:table-cell office:value-type="string" office:string-value="U005D" table:formula="of:=COM.MICROSOFT.CONCAT(&quot;U00&quot;;DEC2HEX([.A115]))" table:style-name="ce8">
            <text:p>U005D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 extension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1" table:style-name="ce7">
            <text:p>71</text:p>
          </table:table-cell>
          <table:table-cell office:value-type="string" office:string-value="U0047" table:formula="of:=COM.MICROSOFT.CONCAT(&quot;U00&quot;;DEC2HEX([.A116]))" table:style-name="ce8">
            <text:p>U0047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 extensional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1" table:style-name="ce7">
            <text:p>71</text:p>
          </table:table-cell>
          <table:table-cell office:value-type="string" office:string-value="U0047" table:formula="of:=COM.MICROSOFT.CONCAT(&quot;U00&quot;;DEC2HEX([.A117]))" table:style-name="ce8">
            <text:p>U0047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 extensional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0" table:style-name="ce7">
            <text:p>70</text:p>
          </table:table-cell>
          <table:table-cell office:value-type="string" office:string-value="U0046" table:formula="of:=COM.MICROSOFT.CONCAT(&quot;U00&quot;;DEC2HEX([.A118]))" table:style-name="ce8">
            <text:p>U0046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3" table:style-name="ce7">
            <text:p>93</text:p>
          </table:table-cell>
          <table:table-cell office:value-type="string" office:string-value="U005D" table:formula="of:=COM.MICROSOFT.CONCAT(&quot;U00&quot;;DEC2HEX([.A119]))" table:style-name="ce8">
            <text:p>U005D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 híbrid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51" table:style-name="ce7">
            <text:p>251</text:p>
          </table:table-cell>
          <table:table-cell office:value-type="string" office:string-value="U00FB" table:formula="of:=COM.MICROSOFT.CONCAT(&quot;U00&quot;;DEC2HEX([.A120]))" table:style-name="ce8">
            <text:p>U00FB</text:p>
          </table:table-cell>
          <table:table-cell office:value-type="float" office:value="22.68" table:style-name="ce10">
            <text:p>22,68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7" table:style-name="ce7">
            <text:p>97</text:p>
          </table:table-cell>
          <table:table-cell office:value-type="string" office:string-value="U0061" table:formula="of:=COM.MICROSOFT.CONCAT(&quot;U00&quot;;DEC2HEX([.A121]))" table:style-name="ce8">
            <text:p>U0061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s colunare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7" table:style-name="ce7">
            <text:p>97</text:p>
          </table:table-cell>
          <table:table-cell office:value-type="string" office:string-value="U0061" table:formula="of:=COM.MICROSOFT.CONCAT(&quot;U00&quot;;DEC2HEX([.A122]))" table:style-name="ce8">
            <text:p>U0061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Juntas de resfriament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string" office:string-value="U0031" table:formula="of:=COM.MICROSOFT.CONCAT(&quot;U00&quot;;DEC2HEX([.A123]))" table:style-name="ce8">
            <text:p>U0031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B (eixo de dobra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62" table:style-name="ce7">
            <text:p>162</text:p>
          </table:table-cell>
          <table:table-cell office:value-type="string" office:string-value="U00A2" table:formula="of:=COM.MICROSOFT.CONCAT(&quot;U00&quot;;DEC2HEX([.A124]))" table:style-name="ce8">
            <text:p>U00A2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B (eixo de dobra)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64" table:style-name="ce7">
            <text:p>164</text:p>
          </table:table-cell>
          <table:table-cell office:value-type="string" office:string-value="U00A4" table:formula="of:=COM.MICROSOFT.CONCAT(&quot;U00&quot;;DEC2HEX([.A125]))" table:style-name="ce8">
            <text:p>U00A4</text:p>
          </table:table-cell>
          <table:table-cell office:value-type="float" office:value="11.34" table:style-name="ce10">
            <text:p>11,3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B (eixo de dobra)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9" table:style-name="ce7">
            <text:p>99</text:p>
          </table:table-cell>
          <table:table-cell office:value-type="string" office:string-value="U0063" table:formula="of:=COM.MICROSOFT.CONCAT(&quot;U00&quot;;DEC2HEX([.A126]))" table:style-name="ce8">
            <text:p>U0063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de estirament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25" table:style-name="ce7">
            <text:p>125</text:p>
          </table:table-cell>
          <table:table-cell office:value-type="string" office:string-value="U007D" table:formula="of:=COM.MICROSOFT.CONCAT(&quot;U00&quot;;DEC2HEX([.A127]))" table:style-name="ce8">
            <text:p>U007D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de estiramento com movimetno dextral indicad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61" table:style-name="ce7">
            <text:p>161</text:p>
          </table:table-cell>
          <table:table-cell office:value-type="string" office:string-value="U00A1" table:formula="of:=COM.MICROSOFT.CONCAT(&quot;U00&quot;;DEC2HEX([.A128]))" table:style-name="ce8">
            <text:p>U00A1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de estiramento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26" table:style-name="ce7">
            <text:p>126</text:p>
          </table:table-cell>
          <table:table-cell office:value-type="string" office:string-value="U007E" table:formula="of:=COM.MICROSOFT.CONCAT(&quot;U00&quot;;DEC2HEX([.A129]))" table:style-name="ce8">
            <text:p>U007E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de estiramento horizontal com movimento sinistral indicad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72" table:style-name="ce7">
            <text:p>172</text:p>
          </table:table-cell>
          <table:table-cell office:value-type="string" office:string-value="U00AC" table:formula="of:=COM.MICROSOFT.CONCAT(&quot;U00&quot;;DEC2HEX([.A130]))" table:style-name="ce8">
            <text:p>U00AC</text:p>
          </table:table-cell>
          <table:table-cell office:value-type="float" office:value="11.34" table:style-name="ce10">
            <text:p>11,3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de estiramento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string" office:string-value="U0064" table:formula="of:=COM.MICROSOFT.CONCAT(&quot;U00&quot;;DEC2HEX([.A131]))" table:style-name="ce8">
            <text:p>U0064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de fluxo magnético (minerais e enclaves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string" office:string-value="U0031" table:formula="of:=COM.MICROSOFT.CONCAT(&quot;U00&quot;;DEC2HEX([.A132]))" table:style-name="ce8">
            <text:p>U0031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de interseção entre acamadamento e clivagem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string" office:string-value="U0031" table:formula="of:=COM.MICROSOFT.CONCAT(&quot;U00&quot;;DEC2HEX([.A133]))" table:style-name="ce8">
            <text:p>U0031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de interseção entre foliações ou clivagen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string" office:string-value="U0032" table:formula="of:=COM.MICROSOFT.CONCAT(&quot;U00&quot;;DEC2HEX([.A134]))" table:style-name="ce8">
            <text:p>U0032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miner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65" table:style-name="ce7">
            <text:p>165</text:p>
          </table:table-cell>
          <table:table-cell office:value-type="string" office:string-value="U00A5" table:formula="of:=COM.MICROSOFT.CONCAT(&quot;U00&quot;;DEC2HEX([.A135]))" table:style-name="ce8">
            <text:p>U00A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mineral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54" table:style-name="ce7">
            <text:p>254</text:p>
          </table:table-cell>
          <table:table-cell office:value-type="string" office:string-value="U00FE" table:formula="of:=COM.MICROSOFT.CONCAT(&quot;U00&quot;;DEC2HEX([.A136]))" table:style-name="ce8">
            <text:p>U00FE</text:p>
          </table:table-cell>
          <table:table-cell office:value-type="float" office:value="8.5" table:style-name="ce10">
            <text:p>8,5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ação mineral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51" table:style-name="ce7">
            <text:p>51</text:p>
          </table:table-cell>
          <table:table-cell office:value-type="string" office:string-value="U0033" table:formula="of:=COM.MICROSOFT.CONCAT(&quot;U00&quot;;DEC2HEX([.A137]))" table:style-name="ce8">
            <text:p>U0033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Lineção de minerais alongados em vei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59" table:style-name="ce7">
            <text:p>159</text:p>
          </table:table-cell>
          <table:table-cell office:value-type="string" office:string-value="U009F" table:formula="of:=COM.MICROSOFT.CONCAT(&quot;U00&quot;;DEC2HEX([.A138]))" table:style-name="ce8">
            <text:p>U009F</text:p>
          </table:table-cell>
          <table:table-cell office:value-type="float" office:value="19.84" table:style-name="ce10">
            <text:p>19,84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Mina em atividade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60" table:style-name="ce11">
            <text:p>160</text:p>
          </table:table-cell>
          <table:table-cell office:value-type="string" office:string-value="U00A0" table:formula="of:=COM.MICROSOFT.CONCAT(&quot;U00&quot;;DEC2HEX([.A139]))" table:style-name="ce8">
            <text:p>U00A0</text:p>
          </table:table-cell>
          <table:table-cell office:value-type="float" office:value="19.84" table:style-name="ce10">
            <text:p>19,84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Mina paralisad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69" table:style-name="ce7">
            <text:p>169</text:p>
          </table:table-cell>
          <table:table-cell office:value-type="string" office:string-value="U00A9" table:formula="of:=COM.MICROSOFT.CONCAT(&quot;U00&quot;;DEC2HEX([.A140]))" table:style-name="ce8">
            <text:p>U00A9</text:p>
          </table:table-cell>
          <table:table-cell office:value-type="float" office:value="8.5" table:style-name="ce10">
            <text:p>8,5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Ocorrência miner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10" table:style-name="ce7">
            <text:p>110</text:p>
          </table:table-cell>
          <table:table-cell office:value-type="string" office:string-value="U006E" table:formula="of:=COM.MICROSOFT.CONCAT(&quot;U00&quot;;DEC2HEX([.A141]))" table:style-name="ce8">
            <text:p>U006E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Peixes de mica (mica fish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53" table:style-name="ce7">
            <text:p>53</text:p>
          </table:table-cell>
          <table:table-cell office:value-type="string" office:string-value="U0035" table:formula="of:=COM.MICROSOFT.CONCAT(&quot;U00&quot;;DEC2HEX([.A142]))" table:style-name="ce8">
            <text:p>U0035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Pillow lav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5" table:style-name="ce7">
            <text:p>65</text:p>
          </table:table-cell>
          <table:table-cell office:value-type="string" office:string-value="U0041" table:formula="of:=COM.MICROSOFT.CONCAT(&quot;U00&quot;;DEC2HEX([.A143]))" table:style-name="ce8">
            <text:p>U0041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Plano (superfície) axial de dobr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5" table:style-name="ce7">
            <text:p>75</text:p>
          </table:table-cell>
          <table:table-cell office:value-type="string" office:string-value="U004B" table:formula="of:=COM.MICROSOFT.CONCAT(&quot;U00&quot;;DEC2HEX([.A144]))" table:style-name="ce8">
            <text:p>U004B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Porfiroblastos/porfiroclastos assimétricos tipo delt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7" table:style-name="ce7">
            <text:p>77</text:p>
          </table:table-cell>
          <table:table-cell office:value-type="string" office:string-value="U004D" table:formula="of:=COM.MICROSOFT.CONCAT(&quot;U00&quot;;DEC2HEX([.A145]))" table:style-name="ce8">
            <text:p>U004D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Porfiroblastos/porfiroclastos assimétricos tipo sigma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9" table:style-name="ce7">
            <text:p>79</text:p>
          </table:table-cell>
          <table:table-cell office:value-type="string" office:string-value="U004F" table:formula="of:=COM.MICROSOFT.CONCAT(&quot;U00&quot;;DEC2HEX([.A146]))" table:style-name="ce8">
            <text:p>U004F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Porfiroclastos simétrico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0" table:style-name="ce7">
            <text:p>80</text:p>
          </table:table-cell>
          <table:table-cell office:value-type="string" office:string-value="U0050" table:formula="of:=COM.MICROSOFT.CONCAT(&quot;U00&quot;;DEC2HEX([.A147]))" table:style-name="ce8">
            <text:p>U0050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Redobramento tipo bumerangue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1" table:style-name="ce7">
            <text:p>81</text:p>
          </table:table-cell>
          <table:table-cell office:value-type="string" office:string-value="U0051" table:formula="of:=COM.MICROSOFT.CONCAT(&quot;U00&quot;;DEC2HEX([.A148]))" table:style-name="ce8">
            <text:p>U0051</text:p>
          </table:table-cell>
          <table:table-cell office:value-type="float" office:value="11.34" table:style-name="ce10">
            <text:p>11,3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Redobramento tipo domos e bacia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2" table:style-name="ce7">
            <text:p>82</text:p>
          </table:table-cell>
          <table:table-cell office:value-type="string" office:string-value="U0052" table:formula="of:=COM.MICROSOFT.CONCAT(&quot;U00&quot;;DEC2HEX([.A149]))" table:style-name="ce8">
            <text:p>U0052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Redobramento tipo laço (coaxial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47" table:style-name="ce7">
            <text:p>47</text:p>
          </table:table-cell>
          <table:table-cell office:value-type="string" office:string-value="U002F" table:formula="of:=COM.MICROSOFT.CONCAT(&quot;U00&quot;;DEC2HEX([.A150]))" table:style-name="ce8">
            <text:p>U002F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entido de topo estratigráfic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04" table:style-name="ce7">
            <text:p>204</text:p>
          </table:table-cell>
          <table:table-cell office:value-type="string" office:string-value="U00CC" table:formula="of:=COM.MICROSOFT.CONCAT(&quot;U00&quot;;DEC2HEX([.A151]))" table:style-name="ce8">
            <text:p>U00CC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entido de transporte tectônic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96" table:style-name="ce7">
            <text:p>196</text:p>
          </table:table-cell>
          <table:table-cell office:value-type="string" office:string-value="U00C4" table:formula="of:=COM.MICROSOFT.CONCAT(&quot;U00&quot;;DEC2HEX([.A152]))" table:style-name="ce8">
            <text:p>U00C4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eta 1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94" table:style-name="ce7">
            <text:p>194</text:p>
          </table:table-cell>
          <table:table-cell office:value-type="string" office:string-value="U00C2" table:formula="of:=COM.MICROSOFT.CONCAT(&quot;U00&quot;;DEC2HEX([.A153]))" table:style-name="ce8">
            <text:p>U00C2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eta 2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97" table:style-name="ce7">
            <text:p>197</text:p>
          </table:table-cell>
          <table:table-cell office:value-type="string" office:string-value="U00C5" table:formula="of:=COM.MICROSOFT.CONCAT(&quot;U00&quot;;DEC2HEX([.A154]))" table:style-name="ce8">
            <text:p>U00C5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eta 3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99" table:style-name="ce7">
            <text:p>199</text:p>
          </table:table-cell>
          <table:table-cell office:value-type="string" office:string-value="U00C7" table:formula="of:=COM.MICROSOFT.CONCAT(&quot;U00&quot;;DEC2HEX([.A155]))" table:style-name="ce8">
            <text:p>U00C7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eta 4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95" table:style-name="ce7">
            <text:p>195</text:p>
          </table:table-cell>
          <table:table-cell office:value-type="string" office:string-value="U00C3" table:formula="of:=COM.MICROSOFT.CONCAT(&quot;U00&quot;;DEC2HEX([.A156]))" table:style-name="ce8">
            <text:p>U00C3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eta 5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03" table:style-name="ce7">
            <text:p>203</text:p>
          </table:table-cell>
          <table:table-cell office:value-type="string" office:string-value="U00CB" table:formula="of:=COM.MICROSOFT.CONCAT(&quot;U00&quot;;DEC2HEX([.A157]))" table:style-name="ce8">
            <text:p>U00CB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eta 6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02" table:style-name="ce7">
            <text:p>202</text:p>
          </table:table-cell>
          <table:table-cell office:value-type="string" office:string-value="U00CA" table:formula="of:=COM.MICROSOFT.CONCAT(&quot;U00&quot;;DEC2HEX([.A158]))" table:style-name="ce8">
            <text:p>U00CA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eta 7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98" table:style-name="ce7">
            <text:p>198</text:p>
          </table:table-cell>
          <table:table-cell office:value-type="string" office:string-value="U00C6" table:formula="of:=COM.MICROSOFT.CONCAT(&quot;U00&quot;;DEC2HEX([.A159]))" table:style-name="ce8">
            <text:p>U00C6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eta 8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92" table:style-name="ce7">
            <text:p>192</text:p>
          </table:table-cell>
          <table:table-cell office:value-type="string" office:string-value="U00C0" table:formula="of:=COM.MICROSOFT.CONCAT(&quot;U00&quot;;DEC2HEX([.A160]))" table:style-name="ce8">
            <text:p>U00C0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imbol Anticlin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01" table:style-name="ce7">
            <text:p>201</text:p>
          </table:table-cell>
          <table:table-cell office:value-type="string" office:string-value="U00C9" table:formula="of:=COM.MICROSOFT.CONCAT(&quot;U00&quot;;DEC2HEX([.A161]))" table:style-name="ce8">
            <text:p>U00C9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imbol Sinclin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83" table:style-name="ce7">
            <text:p>83</text:p>
          </table:table-cell>
          <table:table-cell office:value-type="string" office:string-value="U0053" table:formula="of:=COM.MICROSOFT.CONCAT(&quot;U00&quot;;DEC2HEX([.A162]))" table:style-name="ce8">
            <text:p>U0053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torckwork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8" table:style-name="ce7">
            <text:p>68</text:p>
          </table:table-cell>
          <table:table-cell office:value-type="string" office:string-value="U0044" table:formula="of:=COM.MICROSOFT.CONCAT(&quot;U00&quot;;DEC2HEX([.A163]))" table:style-name="ce8">
            <text:p>U0044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uperfície de fluxo magnétic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63" table:style-name="ce7">
            <text:p>163</text:p>
          </table:table-cell>
          <table:table-cell office:value-type="string" office:string-value="U00A3" table:formula="of:=COM.MICROSOFT.CONCAT(&quot;U00&quot;;DEC2HEX([.A164]))" table:style-name="ce8">
            <text:p>U00A3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uperfície de fluxo magnético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74" table:style-name="ce7">
            <text:p>74</text:p>
          </table:table-cell>
          <table:table-cell office:value-type="string" office:string-value="U004A" table:formula="of:=COM.MICROSOFT.CONCAT(&quot;U00&quot;;DEC2HEX([.A165]))" table:style-name="ce8">
            <text:p>U004A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Superfície de fluxo magnético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99" table:style-name="ce7">
            <text:p>99</text:p>
          </table:table-cell>
          <table:table-cell office:value-type="string" office:string-value="U0063" table:formula="of:=COM.MICROSOFT.CONCAT(&quot;U00&quot;;DEC2HEX([.A166]))" table:style-name="ce8">
            <text:p>U0063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Tectonito 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string" office:string-value="U003C" table:formula="of:=COM.MICROSOFT.CONCAT(&quot;U00&quot;;DEC2HEX([.A167]))" table:style-name="ce8">
            <text:p>U003C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Tectonito L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string" office:string-value="U003C" table:formula="of:=COM.MICROSOFT.CONCAT(&quot;U00&quot;;DEC2HEX([.A168]))" table:style-name="ce8">
            <text:p>U003C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Tectonito 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21" table:style-name="ce7">
            <text:p>121</text:p>
          </table:table-cell>
          <table:table-cell office:value-type="string" office:string-value="U0079" table:formula="of:=COM.MICROSOFT.CONCAT(&quot;U00&quot;;DEC2HEX([.A169]))" table:style-name="ce8">
            <text:p>U0079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Vei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21" table:style-name="ce7">
            <text:p>121</text:p>
          </table:table-cell>
          <table:table-cell office:value-type="string" office:string-value="U0079" table:formula="of:=COM.MICROSOFT.CONCAT(&quot;U00&quot;;DEC2HEX([.A170]))" table:style-name="ce8">
            <text:p>U0079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Veio de cisalhament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88" table:style-name="ce7">
            <text:p>188</text:p>
          </table:table-cell>
          <table:table-cell office:value-type="string" office:string-value="U00BC" table:formula="of:=COM.MICROSOFT.CONCAT(&quot;U00&quot;;DEC2HEX([.A171]))" table:style-name="ce8">
            <text:p>U00BC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Veio extension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20" table:style-name="ce7">
            <text:p>120</text:p>
          </table:table-cell>
          <table:table-cell office:value-type="string" office:string-value="U0078" table:formula="of:=COM.MICROSOFT.CONCAT(&quot;U00&quot;;DEC2HEX([.A172]))" table:style-name="ce8">
            <text:p>U0078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Veio híbrido dextr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55" table:style-name="ce7">
            <text:p>255</text:p>
          </table:table-cell>
          <table:table-cell office:value-type="string" office:string-value="U00FF" table:formula="of:=COM.MICROSOFT.CONCAT(&quot;U00&quot;;DEC2HEX([.A173]))" table:style-name="ce8">
            <text:p>U00FF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Veio híbrido sinistr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86" table:style-name="ce7">
            <text:p>186</text:p>
          </table:table-cell>
          <table:table-cell office:value-type="string" office:string-value="U00BA" table:formula="of:=COM.MICROSOFT.CONCAT(&quot;U00&quot;;DEC2HEX([.A174]))" table:style-name="ce8">
            <text:p>U00BA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Veio irregular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87" table:style-name="ce7">
            <text:p>187</text:p>
          </table:table-cell>
          <table:table-cell office:value-type="string" office:string-value="U00BB" table:formula="of:=COM.MICROSOFT.CONCAT(&quot;U00&quot;;DEC2HEX([.A175]))" table:style-name="ce8">
            <text:p>U00BB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Veio laminado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65" table:style-name="ce7">
            <text:p>65</text:p>
          </table:table-cell>
          <table:table-cell office:value-type="string" office:string-value="U0041" table:formula="of:=COM.MICROSOFT.CONCAT(&quot;U00&quot;;DEC2HEX([.A176]))" table:style-name="ce8">
            <text:p>U0041</text:p>
          </table:table-cell>
          <table:table-cell office:value-type="float" office:value="19.84" table:style-name="ce10">
            <text:p>19,84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Xistosidade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45" table:style-name="ce7">
            <text:p>245</text:p>
          </table:table-cell>
          <table:table-cell office:value-type="string" office:string-value="U00F5" table:formula="of:=COM.MICROSOFT.CONCAT(&quot;U00&quot;;DEC2HEX([.A177]))" table:style-name="ce8">
            <text:p>U00F5</text:p>
          </table:table-cell>
          <table:table-cell office:value-type="float" office:value="14.17" table:style-name="ce10">
            <text:p>14,17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Xistosidade horizont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244" table:style-name="ce11">
            <text:p>244</text:p>
          </table:table-cell>
          <table:table-cell office:value-type="string" office:string-value="U00F4" table:formula="of:=COM.MICROSOFT.CONCAT(&quot;U00&quot;;DEC2HEX([.A178]))" table:style-name="ce8">
            <text:p>U00F4</text:p>
          </table:table-cell>
          <table:table-cell office:value-type="float" office:value="17.010000000000002" table:style-name="ce10">
            <text:p>17,01</text:p>
          </table:table-cell>
          <table:table-cell office:value-type="float" office:value="6" table:style-name="ce10">
            <text:p>6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Xistosidade vertical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24" table:style-name="ce7">
            <text:p>124</text:p>
          </table:table-cell>
          <table:table-cell office:value-type="string" office:string-value="U007C" table:formula="of:=COM.MICROSOFT.CONCAT(&quot;U00&quot;;DEC2HEX([.A179]))" table:style-name="ce8">
            <text:p>U007C</text:p>
          </table:table-cell>
          <table:table-cell office:value-type="float" office:value="19.84" table:style-name="ce10">
            <text:p>19,84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Zona de veios escalonados (tension gashes)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24" table:style-name="ce11">
            <text:p>124</text:p>
          </table:table-cell>
          <table:table-cell office:value-type="string" office:string-value="U007C" table:formula="of:=COM.MICROSOFT.CONCAT(&quot;U00&quot;;DEC2HEX([.A180]))" table:style-name="ce8">
            <text:p>U007C</text:p>
          </table:table-cell>
          <table:table-cell office:value-type="float" office:value="11.34" table:style-name="ce10">
            <text:p>11,34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Zona de veios multidirecionais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office:value-type="float" office:value="183" table:style-name="ce7">
            <text:p>183</text:p>
          </table:table-cell>
          <table:table-cell office:value-type="string" office:string-value="U00B7" table:formula="of:=COM.MICROSOFT.CONCAT(&quot;U00&quot;;DEC2HEX([.A181]))" table:style-name="ce8">
            <text:p>U00B7</text:p>
          </table:table-cell>
          <table:table-cell office:value-type="float" office:value="19.84" table:style-name="ce10">
            <text:p>19,84</text:p>
          </table:table-cell>
          <table:table-cell office:value-type="float" office:value="7" table:style-name="ce10">
            <text:p>7</text:p>
          </table:table-cell>
          <table:table-cell office:value-type="string" table:style-name="ce10">
            <text:p>PRETO 100%</text:p>
          </table:table-cell>
          <table:table-cell office:value-type="string" table:style-name="ce10">
            <text:p>Zona extensional tipo pull apart</text:p>
          </table:table-cell>
          <table:table-cell office:value-type="string" table:style-name="ce7">
            <text:p>CPRM_Geology.otf</text:p>
          </table:table-cell>
          <table:table-cell table:number-columns-repeated="3" table:style-name="ce9"/>
          <table:table-cell table:number-columns-repeated="16374"/>
        </table:table-row>
        <table:table-row table:style-name="ro1">
          <table:table-cell table:number-columns-repeated="2" table:style-name="ce3"/>
          <table:table-cell table:style-name="ce4"/>
          <table:table-cell table:number-columns-repeated="4" table:style-name="ce5"/>
          <table:table-cell table:number-columns-repeated="2" table:style-name="ce14"/>
          <table:table-cell table:style-name="ce6"/>
          <table:table-cell table:number-columns-repeated="16374"/>
        </table:table-row>
        <table:table-row table:number-rows-repeated="19" table:style-name="ro1">
          <table:table-cell table:number-columns-repeated="6" table:style-name="ce7"/>
          <table:table-cell table:style-name="ce11"/>
          <table:table-cell table:number-columns-repeated="2" table:style-name="ce15"/>
          <table:table-cell table:style-name="ce9"/>
          <table:table-cell table:number-columns-repeated="16374"/>
        </table:table-row>
        <table:table-row table:style-name="ro1">
          <table:table-cell table:number-columns-repeated="6" table:style-name="ce7"/>
          <table:table-cell table:style-name="ce11"/>
          <table:table-cell table:number-columns-repeated="3" table:style-name="ce9"/>
          <table:table-cell table:number-columns-repeated="16374"/>
        </table:table-row>
        <table:table-row table:style-name="ro2">
          <table:table-cell table:number-columns-repeated="6" table:style-name="ce7"/>
          <table:table-cell table:style-name="ce11"/>
          <table:table-cell table:number-columns-repeated="3" table:style-name="ce9"/>
          <table:table-cell table:number-columns-repeated="16374"/>
        </table:table-row>
        <table:table-row table:number-rows-repeated="15" table:style-name="ro1">
          <table:table-cell table:number-columns-repeated="6" table:style-name="ce7"/>
          <table:table-cell table:style-name="ce11"/>
          <table:table-cell table:number-columns-repeated="3" table:style-name="ce9"/>
          <table:table-cell table:number-columns-repeated="16374"/>
        </table:table-row>
        <table:table-row table:number-rows-repeated="25" table:style-name="ro1">
          <table:table-cell table:number-columns-repeated="3" table:style-name="ce7"/>
          <table:table-cell table:number-columns-repeated="3" table:style-name="ce10"/>
          <table:table-cell table:style-name="ce11"/>
          <table:table-cell table:number-columns-repeated="3" table:style-name="ce9"/>
          <table:table-cell table:number-columns-repeated="16374"/>
        </table:table-row>
        <table:table-row table:style-name="ro1">
          <table:table-cell table:number-columns-repeated="7" table:style-name="ce12"/>
          <table:table-cell table:number-columns-repeated="3" table:style-name="ce9"/>
          <table:table-cell table:number-columns-repeated="16374"/>
        </table:table-row>
        <table:table-row table:style-name="ro1">
          <table:table-cell table:number-columns-spanned="7" table:number-rows-spanned="1" table:style-name="ce19"/>
          <table:covered-table-cell table:number-columns-repeated="6"/>
          <table:table-cell table:style-name="ce14"/>
          <table:table-cell table:number-columns-repeated="2" table:style-name="ce13"/>
          <table:table-cell table:number-columns-repeated="16374"/>
        </table:table-row>
        <table:table-row table:style-name="ro1">
          <table:table-cell table:number-columns-repeated="2" table:style-name="ce3"/>
          <table:table-cell table:style-name="ce4"/>
          <table:table-cell table:number-columns-repeated="4" table:style-name="ce5"/>
          <table:table-cell table:number-columns-repeated="3" table:style-name="ce6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style-name="ce16"/>
          <table:table-cell table:number-columns-repeated="3" table:style-name="ce10"/>
          <table:table-cell table:style-name="ce11"/>
          <table:table-cell table:number-columns-repeated="3" table:style-name="ce9"/>
          <table:table-cell table:number-columns-repeated="16374"/>
        </table:table-row>
        <table:table-row table:number-rows-repeated="60" table:style-name="ro1">
          <table:table-cell table:style-name="ce7"/>
          <table:table-cell table:style-name="ce8"/>
          <table:table-cell table:number-columns-repeated="4" table:style-name="ce10"/>
          <table:table-cell table:style-name="ce11"/>
          <table:table-cell table:number-columns-repeated="3" table:style-name="ce9"/>
          <table:table-cell table:number-columns-repeated="16374"/>
        </table:table-row>
        <table:table-row table:style-name="ro1">
          <table:table-cell table:style-name="ce7"/>
          <table:table-cell table:style-name="ce8"/>
          <table:table-cell table:number-columns-repeated="2" table:style-name="ce7"/>
          <table:table-cell table:style-name="ce10"/>
          <table:table-cell table:style-name="ce7"/>
          <table:table-cell table:style-name="ce11"/>
          <table:table-cell table:number-columns-repeated="3" table:style-name="ce9"/>
          <table:table-cell table:number-columns-repeated="16374"/>
        </table:table-row>
        <table:table-row table:number-rows-repeated="15" table:style-name="ro1">
          <table:table-cell table:number-columns-repeated="7" table:style-name="ce12"/>
          <table:table-cell table:number-columns-repeated="3" table:style-name="ce9"/>
          <table:table-cell table:number-columns-repeated="16374"/>
        </table:table-row>
        <table:table-row table:style-name="ro1">
          <table:table-cell table:number-columns-spanned="3" table:number-rows-spanned="1" table:style-name="ce18"/>
          <table:covered-table-cell table:number-columns-repeated="2"/>
          <table:table-cell table:number-columns-repeated="4" table:style-name="ce12"/>
          <table:table-cell table:number-columns-repeated="3" table:style-name="ce9"/>
          <table:table-cell table:number-columns-repeated="16374"/>
        </table:table-row>
        <table:table-row table:style-name="ro1">
          <table:table-cell table:number-columns-spanned="3" table:number-rows-spanned="1" table:style-name="ce18"/>
          <table:covered-table-cell table:number-columns-repeated="2"/>
          <table:table-cell table:number-columns-repeated="4" table:style-name="ce12"/>
          <table:table-cell table:number-columns-repeated="3" table:style-name="ce9"/>
          <table:table-cell table:number-columns-repeated="16374"/>
        </table:table-row>
        <table:table-row table:style-name="ro1">
          <table:table-cell table:number-columns-spanned="3" table:number-rows-spanned="1" table:style-name="ce18"/>
          <table:covered-table-cell table:number-columns-repeated="2"/>
          <table:table-cell table:number-columns-repeated="4" table:style-name="ce12"/>
          <table:table-cell table:number-columns-repeated="3" table:style-name="ce9"/>
          <table:table-cell table:number-columns-repeated="16374"/>
        </table:table-row>
        <table:table-row table:style-name="ro1">
          <table:table-cell table:number-columns-spanned="3" table:number-rows-spanned="1" table:style-name="ce18"/>
          <table:covered-table-cell table:number-columns-repeated="2"/>
          <table:table-cell table:number-columns-repeated="4" table:style-name="ce12"/>
          <table:table-cell table:number-columns-repeated="3" table:style-name="ce9"/>
          <table:table-cell table:number-columns-repeated="16374"/>
        </table:table-row>
        <table:table-row table:style-name="ro1">
          <table:table-cell table:number-columns-spanned="3" table:number-rows-spanned="1" table:style-name="ce18"/>
          <table:covered-table-cell table:number-columns-repeated="2"/>
          <table:table-cell table:number-columns-repeated="4" table:style-name="ce12"/>
          <table:table-cell table:number-columns-repeated="3" table:style-name="ce9"/>
          <table:table-cell table:number-columns-repeated="16374"/>
        </table:table-row>
        <table:table-row table:style-name="ro1">
          <table:table-cell table:number-columns-repeated="7" table:style-name="ce12"/>
          <table:table-cell table:number-columns-repeated="3" table:style-name="ce9"/>
          <table:table-cell table:number-columns-repeated="16374"/>
        </table:table-row>
        <table:table-row table:style-name="ro1">
          <table:table-cell table:number-columns-spanned="3" table:number-rows-spanned="1" table:style-name="ce18"/>
          <table:covered-table-cell table:number-columns-repeated="2"/>
          <table:table-cell table:number-columns-repeated="4" table:style-name="ce12"/>
          <table:table-cell table:number-columns-repeated="3" table:style-name="ce9"/>
          <table:table-cell table:number-columns-repeated="16374"/>
        </table:table-row>
        <table:table-row table:style-name="ro1">
          <table:table-cell table:number-columns-repeated="7" table:style-name="ce12"/>
          <table:table-cell table:number-columns-repeated="3" table:style-name="ce9"/>
          <table:table-cell table:number-columns-repeated="16374"/>
        </table:table-row>
        <table:table-row table:number-rows-repeated="5" table:style-name="ro1">
          <table:table-cell table:number-columns-repeated="7" table:style-name="ce12"/>
          <table:table-cell table:number-columns-repeated="16377" table:style-name="ce1"/>
        </table:table-row>
        <table:table-row table:number-rows-repeated="510" table:style-name="ro1">
          <table:table-cell table:number-columns-repeated="7" table:style-name="ce12"/>
          <table:table-cell table:number-columns-repeated="16377"/>
        </table:table-row>
        <table:table-row table:number-rows-repeated="104773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&quot;Times New Roman&quot;" svg:font-family="&quot;&quot;Times New Roman&quot;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dc:creator>Flávia Renata Ferreira</dc:creator>
    <dc:date>2021-09-24T22:41:02Z</dc:date>
  </office:meta>
</office:document-meta>
</file>